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automatic-styles>
    <style:style style:name="P1" style:family="paragraph" style:parent-style-name="Heading_20_1">
      <style:paragraph-properties fo:margin-left="0cm" fo:margin-right="0cm" fo:margin-top="0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3" style:family="paragraph" style:parent-style-name="Preformatted_20_Text">
      <style:paragraph-properties fo:margin-top="0cm" fo:margin-bottom="0cm" style:contextual-spacing="false" fo:line-height="145%" fo:orphans="2" fo:widows="2" fo:padding="0cm" fo:border="none"/>
    </style:style>
    <style:style style:name="P4" style:family="paragraph" style:parent-style-name="Text_20_body">
      <style:paragraph-properties fo:margin-left="0cm" fo:margin-right="0cm" fo:margin-top="0cm" fo:margin-bottom="0.36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6" style:family="paragraph" style:parent-style-name="Text_20_body" style:list-style-name="L1">
      <style:paragraph-properties fo:margin-top="0cm" fo:margin-bottom="0.36cm" style:contextual-spacing="false" fo:orphans="2" fo:widows="2"/>
      <style:text-properties fo:font-variant="normal" fo:text-transform="none" fo:color="#24292f" loext:opacity="100%" style:font-name="apple-system" fo:font-size="10.1999998092651pt" fo:letter-spacing="normal" fo:font-style="normal" fo:font-weight="normal"/>
    </style:style>
    <style:style style:name="T1" style:family="text">
      <style:text-properties fo:font-variant="normal" fo:text-transform="none" fo:color="#24292f" loext:opacity="100%" style:font-name="ui-monospace" fo:font-size="8.30000019073486pt" fo:letter-spacing="normal" fo:font-style="normal" fo:font-weight="normal" fo:background-color="transparent" loext:char-shading-value="0" loext:padding="0cm" loext:border="none"/>
    </style:style>
    <style:style style:name="T2" style:family="text">
      <style:text-properties officeooo:rsid="000e8fa7"/>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EP <text:span text:style-name="T2">4</text:span> — INSTALLING</text:h>
      <text:p text:style-name="P4">You have Apache installed to serve your content and MySQL installed to store and manage your data. PHP is the component of our setup that will process code to display dynamic content to the end user. In addition to the php package, you’ll need php-mysql, a PHP module that allows PHP to communicate with MySQL-based databases. You’ll also need libapache2-mod-php to enable Apache to handle PHP files. Core PHP packages will automatically be installed as dependencies.</text:p>
      <text:p text:style-name="P4">To install these 3 packages at once, run:</text:p>
      <text:p text:style-name="P2"><text:span text:style-name="Source_20_Text"><text:span text:style-name="T1">sudo apt install php libapache2-mod-php php-mysql</text:span></text:span></text:p>
      <text:p text:style-name="P4">Once the installation is finished, you can run the following command to confirm your PHP version:</text:p>
      <text:p text:style-name="P2"><text:span text:style-name="Source_20_Text"><text:span text:style-name="T1">php -v</text:span></text:span></text:p>
      <text:p text:style-name="P2"><text:span text:style-name="Source_20_Text"><text:span text:style-name="T1">PHP 7.4.3 (cli) (built: Oct <text:s/>6 2020 15:47:56) ( NTS )</text:span></text:span></text:p>
      <text:p text:style-name="P3"><text:span text:style-name="Source_20_Text"><text:span text:style-name="T1">Copyright (c) The PHP Group</text:span></text:span></text:p>
      <text:p text:style-name="P3"><text:span text:style-name="Source_20_Text"><text:span text:style-name="T1">Zend Engine v3.4.0, Copyright (c) Zend Technologies</text:span></text:span></text:p>
      <text:p text:style-name="P4">At this point, your LAMP stack is completely installed and fully operational.</text:p>
      <text:list text:style-name="L1">
        <text:list-item>
          <text:p text:style-name="P6">Linux (Ubuntu)</text:p>
        </text:list-item>
        <text:list-item>
          <text:p text:style-name="P6">Apache HTTP Server</text:p>
        </text:list-item>
        <text:list-item>
          <text:p text:style-name="P6">MySQL</text:p>
        </text:list-item>
        <text:list-item>
          <text:p text:style-name="P6">PHP</text:p>
        </text:list-item>
      </text:list>
      <text:p text:style-name="P4">To test your setup with a PHP script, it’s best to set up a proper Apache Virtual Host to hold your website’s files and folders. Virtual host allows you to have multiple websites located on a single machine and users of the websites will not even notice it.</text:p>
      <text:p text:style-name="P5">We will configure our first Virtual Host in the next step.</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5T11:52:47.939254830</meta:creation-date>
    <meta:generator>LibreOffice/7.4.2.3$MacOSX_X86_64 LibreOffice_project/382eef1f22670f7f4118c8c2dd222ec7ad009daf</meta:generator>
    <dc:date>2023-01-15T17:50:20.311792017</dc:date>
    <meta:editing-duration>PT16S</meta:editing-duration>
    <meta:editing-cycles>1</meta:editing-cycles>
    <meta:document-statistic meta:table-count="0" meta:image-count="0" meta:object-count="0" meta:page-count="1" meta:paragraph-count="16" meta:word-count="216" meta:character-count="1246" meta:non-whitespace-character-count="1048"/>
  </office:meta>
</office:document-meta>
</file>